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Helvetica Neue', Helvetica, Arial, sans-serif"/>
    <style:font-face style:name="Mangal1" svg:font-family="Mangal"/>
    <style:font-face style:name="SFMono-Regular" svg:font-family="SFMono-Regular, Menlo, Monaco, Consolas, 'Liberation Mono', 'Courier New', 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333333" style:font-name="Lato" fo:letter-spacing="normal" fo:font-style="normal" fo:font-weight="normal"/>
    </style:style>
    <style:style style:name="P2"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style>
    <style:style style:name="P3" style:family="paragraph" style:parent-style-name="Text_20_body" style:list-style-name="L1">
      <style:paragraph-properties fo:margin-top="0cm" fo:margin-bottom="0.247cm" loext:contextual-spacing="false" fo:line-height="150%" fo:text-align="start" style:justify-single-word="false" fo:orphans="2" fo:widows="2" fo:padding="0cm" fo:border="none"/>
    </style:style>
    <style:style style:name="P4" style:family="paragraph" style:parent-style-name="Preformatted_20_Text">
      <loext:graphic-properties draw:fill="solid" draw:fill-color="#fafafa" draw:opacity="100%"/>
      <style:paragraph-properties fo:text-align="start" style:justify-single-word="false" fo:orphans="2" fo:widows="2" fo:background-color="#fafafa"/>
    </style:style>
    <style:style style:name="P5" style:family="paragraph" style:parent-style-name="Preformatted_20_Text">
      <loext:graphic-properties draw:fill="solid" draw:fill-color="#fafafa" draw:opacity="100%"/>
      <style:paragraph-properties fo:margin-left="0cm" fo:margin-right="0cm" fo:text-align="start" style:justify-single-word="false" fo:orphans="2" fo:widows="2" fo:text-indent="0cm" style:auto-text-indent="false" fo:background-color="#fafafa"/>
    </style:style>
    <style:style style:name="P6" style:family="paragraph" style:parent-style-name="Preformatted_20_Text">
      <loext:graphic-properties draw:fill="solid" draw:fill-color="#fafafa" draw:opacity="100%"/>
      <style:paragraph-properties fo:margin-left="0cm" fo:margin-right="0cm" fo:margin-top="0cm" fo:margin-bottom="0.499cm" loext:contextual-spacing="false" fo:text-align="start" style:justify-single-word="false" fo:orphans="2" fo:widows="2" fo:text-indent="0cm" style:auto-text-indent="false" fo:background-color="#fafafa"/>
    </style:style>
    <style:style style:name="P7" style:family="paragraph" style:parent-style-name="Preformatted_20_Text">
      <loext:graphic-properties draw:fill="solid" draw:fill-color="#fafafa" draw:opacity="100%"/>
      <style:paragraph-properties fo:margin-top="0cm" fo:margin-bottom="0.499cm" loext:contextual-spacing="false" fo:text-align="start" style:justify-single-word="false" fo:orphans="2" fo:widows="2" fo:background-color="#fafafa"/>
    </style:style>
    <style:style style:name="P8" style:family="paragraph" style:parent-style-name="Heading_20_3">
      <style:paragraph-properties fo:margin-left="0cm" fo:margin-right="0cm" fo:line-height="120%" fo:text-align="start" style:justify-single-word="false" fo:orphans="2" fo:widows="2" fo:text-indent="0cm" style:auto-text-indent="false"/>
      <style:text-properties fo:font-variant="normal" fo:text-transform="none" fo:color="#191919" style:font-name="Lato" fo:letter-spacing="normal" fo:font-style="normal" fo:font-weight="bold"/>
    </style:style>
    <style:style style:name="P9" style:family="paragraph" style:parent-style-name="Heading_20_3">
      <style:paragraph-properties fo:margin-left="0cm" fo:margin-right="0cm" fo:line-height="120%" fo:text-align="start" style:justify-single-word="false" fo:orphans="2" fo:widows="2" fo:text-indent="0cm" style:auto-text-indent="false"/>
    </style:style>
    <style:style style:name="P10" style:family="paragraph" style:parent-style-name="Heading_20_3">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191919" style:font-name="Lato" fo:letter-spacing="normal" fo:font-style="normal" fo:font-weight="bold"/>
    </style:style>
    <style:style style:name="T1" style:family="text">
      <style:text-properties fo:font-variant="normal" fo:text-transform="none" fo:color="#191919" style:font-name="Lato" fo:font-size="12pt" fo:letter-spacing="normal" fo:font-style="normal" fo:font-weight="bold"/>
    </style:style>
    <style:style style:name="T2" style:family="text">
      <style:text-properties fo:font-variant="normal" fo:text-transform="none" fo:color="#191919" style:font-name="Lato" fo:letter-spacing="normal" fo:font-style="normal" fo:font-weight="bold"/>
    </style:style>
    <style:style style:name="T3" style:family="text">
      <style:text-properties fo:font-variant="normal" fo:text-transform="none" fo:color="#e83e8c" style:font-name="SFMono-Regular" fo:font-size="11.25pt" fo:letter-spacing="normal" fo:font-style="normal" fo:font-weight="bold"/>
    </style:style>
    <style:style style:name="T4" style:family="text">
      <style:text-properties fo:font-variant="normal" fo:text-transform="none" fo:color="#e83e8c" style:font-name="SFMono-Regular" fo:font-size="18pt" fo:letter-spacing="normal" fo:font-style="normal" fo:font-weight="bold"/>
    </style:style>
    <style:style style:name="T5" style:family="text">
      <style:text-properties fo:font-variant="normal" fo:text-transform="none" fo:color="#333333" style:font-name="Lato" fo:letter-spacing="normal" fo:font-style="normal" fo:font-weight="normal"/>
    </style:style>
    <style:style style:name="T6" style:family="text">
      <style:text-properties fo:font-variant="normal" fo:text-transform="none" fo:color="#333333" style:font-name="Lato" fo:letter-spacing="normal" fo:font-style="normal" fo:font-weight="normal" officeooo:rsid="0001faeb"/>
    </style:style>
    <style:style style:name="T7" style:family="text">
      <style:text-properties fo:font-variant="normal" fo:text-transform="none" fo:color="#333333" style:font-name="Lato" fo:letter-spacing="normal" fo:font-style="normal" style:text-underline-style="solid" style:text-underline-width="auto" style:text-underline-color="font-color" fo:font-weight="normal"/>
    </style:style>
    <style:style style:name="T8" style:family="text">
      <style:text-properties fo:font-variant="normal" fo:text-transform="none" fo:color="#333333" style:font-name="Lato" fo:letter-spacing="normal" fo:font-style="normal" style:text-underline-style="none" fo:font-weight="normal"/>
    </style:style>
    <style:style style:name="T9" style:family="text">
      <style:text-properties fo:font-variant="normal" fo:text-transform="none" fo:color="#383a42" style:font-name="SFMono-Regular" fo:font-size="10.5pt" fo:letter-spacing="normal" fo:font-style="normal" fo:font-weight="normal"/>
    </style:style>
    <style:style style:name="T10" style:family="text">
      <style:text-properties fo:font-variant="normal" fo:text-transform="none" fo:color="#383a42" fo:letter-spacing="normal"/>
    </style:style>
    <style:style style:name="T11" style:family="text">
      <style:text-properties fo:font-variant="normal" fo:text-transform="none" fo:color="#50a14f" style:font-name="SFMono-Regular" fo:font-size="10.5pt" fo:letter-spacing="normal" fo:font-style="normal" fo:font-weight="normal"/>
    </style:style>
    <style:style style:name="T12" style:family="text">
      <style:text-properties fo:font-variant="normal" fo:text-transform="none" fo:color="#c18401" style:font-name="SFMono-Regular" fo:font-size="10.5pt" fo:letter-spacing="normal" fo:font-style="normal" fo:font-weight="normal"/>
    </style:style>
    <style:style style:name="T13" style:family="text">
      <style:text-properties fo:font-variant="normal" fo:text-transform="none" fo:color="#e45649" style:font-name="SFMono-Regular" fo:font-size="10.5pt" fo:letter-spacing="normal" fo:font-style="normal" fo:font-weight="normal"/>
    </style:style>
    <style:style style:name="T14" style:family="text">
      <style:text-properties fo:font-variant="normal" fo:text-transform="none" fo:color="#a626a4" style:font-name="SFMono-Regular" fo:font-size="10.5pt" fo:letter-spacing="normal" fo:font-style="normal" fo:font-weight="normal"/>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 apartados anteriores de este mismo curso hemos ido, de manera esporádica, añadiendo estilos en algunos ejercicios.</text:p>
      <text:p text:style-name="P1">Ahora vamos a ver existen otras formas de añadir estos estilos y vamos a explicar qué formas son más recomendables y porqué.</text:p>
      <text:p text:style-name="P1">De manera general podremos añadir CSS a nuestro HTML de cuatro formas:</text:p>
      <text:list xml:id="list262085410" text:style-name="L1">
        <text:list-item>
          <text:p text:style-name="P3"><text:span text:style-name="Strong_20_Emphasis"><text:span text:style-name="T1">Estilos In-line</text:span></text:span></text:p>
        </text:list-item>
        <text:list-item>
          <text:p text:style-name="P3"><text:span text:style-name="Strong_20_Emphasis"><text:span text:style-name="T1">Etiqueta Style</text:span></text:span></text:p>
        </text:list-item>
        <text:list-item>
          <text:p text:style-name="P3"><text:span text:style-name="Strong_20_Emphasis"><text:span text:style-name="T1">Directiva </text:span></text:span><text:span text:style-name="Strong_20_Emphasis"><text:span text:style-name="Source_20_Text"><text:span text:style-name="T3">@import</text:span></text:span></text:span></text:p>
        </text:list-item>
        <text:list-item>
          <text:p text:style-name="P3"><text:span text:style-name="Strong_20_Emphasis"><text:span text:style-name="T1">Etiqueta link</text:span></text:span></text:p>
        </text:list-item>
      </text:list>
      <text:h text:style-name="P10" text:outline-level="3"/>
      <text:h text:style-name="P10" text:outline-level="3"><text:bookmark text:name="estilos-in-line"/>Estilos In-line</text:h>
      <text:p text:style-name="P2"><text:span text:style-name="T5">La inclusión de estilos In-line consiste en la inclusión de estilos visuales usando el atributo </text:span><text:span text:style-name="Strong_20_Emphasis"><text:span text:style-name="T2">style</text:span></text:span><text:span text:style-name="T5"> de las etiquetas.</text:span></text:p>
      <text:p text:style-name="P1">Este atributo es un atributo general que está presente en todas aquellas etiquetas que sirven para describir el contenido de la página.</text:p>
      <text:p text:style-name="P1">Un ejemplo de estilos In-Line sería:</text:p>
      <text:p text:style-name="P5"><text:span text:style-name="Source_20_Text"><text:span text:style-name="T10"><text:s text:c="4"/></text:span></text:span><text:span text:style-name="Source_20_Text"><text:span text:style-name="T9">&lt;h1 </text:span></text:span><text:span text:style-name="Source_20_Text"><text:span text:style-name="T11">style</text:span></text:span><text:span text:style-name="Source_20_Text"><text:span text:style-name="T9">=</text:span></text:span><text:span text:style-name="Source_20_Text"><text:span text:style-name="T11">"color:red"</text:span></text:span><text:span text:style-name="Source_20_Text"><text:span text:style-name="T9">&gt;</text:span></text:span></text:p>
      <text:p text:style-name="P4"><text:span text:style-name="Source_20_Text"><text:span text:style-name="T10"><text:s text:c="4"/></text:span></text:span><text:span text:style-name="Source_20_Text"><text:span text:style-name="T12">..</text:span></text:span><text:span text:style-name="Source_20_Text"><text:span text:style-name="T9">.</text:span></text:span></text:p>
      <text:p text:style-name="P4"><text:span text:style-name="Source_20_Text"><text:span text:style-name="T10"><text:s text:c="4"/></text:span></text:span><text:span text:style-name="Source_20_Text"><text:span text:style-name="T9">&lt;h1&gt;</text:span></text:span></text:p>
      <text:p text:style-name="P4"><text:span text:style-name="Source_20_Text"><text:span text:style-name="T10"><text:s text:c="4"/></text:span></text:span><text:span text:style-name="Source_20_Text"><text:span text:style-name="T12">..</text:span></text:span><text:span text:style-name="Source_20_Text"><text:span text:style-name="T9">.</text:span></text:span></text:p>
      <text:p text:style-name="P4"><text:span text:style-name="Source_20_Text"><text:span text:style-name="T10"><text:s text:c="4"/></text:span></text:span><text:span text:style-name="Source_20_Text"><text:span text:style-name="T9">&lt;h2 </text:span></text:span><text:span text:style-name="Source_20_Text"><text:span text:style-name="T11">style</text:span></text:span><text:span text:style-name="Source_20_Text"><text:span text:style-name="T9">=</text:span></text:span><text:span text:style-name="Source_20_Text"><text:span text:style-name="T11">"color:red"</text:span></text:span><text:span text:style-name="Source_20_Text"><text:span text:style-name="T9">&gt;</text:span></text:span></text:p>
      <text:p text:style-name="P4"><text:span text:style-name="Source_20_Text"><text:span text:style-name="T10"><text:s text:c="4"/></text:span></text:span><text:span text:style-name="Source_20_Text"><text:span text:style-name="T12">..</text:span></text:span><text:span text:style-name="Source_20_Text"><text:span text:style-name="T9">.</text:span></text:span></text:p>
      <text:p text:style-name="P7"><text:span text:style-name="Source_20_Text"><text:span text:style-name="T10"><text:s text:c="4"/></text:span></text:span><text:span text:style-name="Source_20_Text"><text:span text:style-name="T9">&lt;h2&gt;</text:span></text:span></text:p>
      <text:p text:style-name="P1">Es directo pero si quieres realizar un cambio en todos los elementos que tienen ese color de letra en éste y en todos los demás fichero de mi sitio tendrías un montón de trabajo.</text:p>
      <text:h text:style-name="P8" text:outline-level="3"/>
      <text:h text:style-name="P8" text:outline-level="3"><text:bookmark text:name="etiqueta-style"/>Etiqueta Style</text:h>
      <text:p text:style-name="P2"><text:span text:style-name="T5">La etiqueta </text:span><text:span text:style-name="Strong_20_Emphasis"><text:span text:style-name="Source_20_Text"><text:span text:style-name="T3">&lt;style&gt;</text:span></text:span></text:span><text:span text:style-name="T5"> me permite definir todos los estilos de una misma página web en un único sitio que, normalmente, suele estar en la cabecera.</text:span></text:p>
      <text:p text:style-name="P1">Un ejemplo del uso de esta etiqueta sería:</text:p>
      <text:p text:style-name="P5"><text:span text:style-name="Source_20_Text"><text:span text:style-name="T10"><text:s text:c="4"/></text:span></text:span><text:span text:style-name="Source_20_Text"><text:span text:style-name="T9">&lt;</text:span></text:span><text:span text:style-name="Source_20_Text"><text:span text:style-name="T13">style</text:span></text:span><text:span text:style-name="Source_20_Text"><text:span text:style-name="T9">&gt;</text:span></text:span></text:p>
      <text:p text:style-name="P4"><text:span text:style-name="Source_20_Text"><text:span text:style-name="T10"><text:s text:c="5"/></text:span></text:span><text:span text:style-name="Source_20_Text"><text:span text:style-name="T13">h2</text:span></text:span><text:span text:style-name="Source_20_Text"><text:span text:style-name="T9"> {</text:span></text:span></text:p>
      <text:p text:style-name="P4"><text:soft-page-break/><text:span text:style-name="Source_20_Text"><text:span text:style-name="T10"><text:s text:c="9"/></text:span></text:span><text:span text:style-name="Source_20_Text"><text:span text:style-name="T11">color</text:span></text:span><text:span text:style-name="Source_20_Text"><text:span text:style-name="T9">: green;</text:span></text:span></text:p>
      <text:p text:style-name="P4"><text:span text:style-name="Source_20_Text"><text:span text:style-name="T10"><text:s text:c="5"/></text:span></text:span><text:span text:style-name="Source_20_Text"><text:span text:style-name="T9">}</text:span></text:span></text:p>
      <text:p text:style-name="P7"><text:span text:style-name="Source_20_Text"><text:span text:style-name="T10"><text:s text:c="4"/></text:span></text:span><text:span text:style-name="Source_20_Text"><text:span text:style-name="T9">&lt;/</text:span></text:span><text:span text:style-name="Source_20_Text"><text:span text:style-name="T13">style</text:span></text:span><text:span text:style-name="Source_20_Text"><text:span text:style-name="T9">&gt;</text:span></text:span></text:p>
      <text:p text:style-name="P1">Si hubiera algún cambio en el estilo de mi sitio sólo tendría que hacerlo una vez por página. Sigue siendo mucho trabajo si mi sitio web está compuesto, por ejemplo, por miles de páginas.</text:p>
      <text:h text:style-name="P9" text:outline-level="3"><text:span text:style-name="T2"/></text:h>
      <text:h text:style-name="P9" text:outline-level="3"><text:bookmark text:name="directiva-`@import`"/><text:span text:style-name="T2">Directiva </text:span><text:span text:style-name="Source_20_Text"><text:span text:style-name="T4">@import</text:span></text:span></text:h>
      <text:p text:style-name="P1">Nos permite importar un fichero css directamente en nuestro HTML.</text:p>
      <text:p text:style-name="P2"><text:span text:style-name="T5">Se utiliza dentro de la etiqueta </text:span><text:span text:style-name="Strong_20_Emphasis"><text:span text:style-name="T2">style</text:span></text:span><text:span text:style-name="T5"> de esta manera:</text:span></text:p>
      <text:p text:style-name="P5"><text:span text:style-name="Source_20_Text"><text:span text:style-name="T10"><text:s text:c="4"/></text:span></text:span><text:span text:style-name="Source_20_Text"><text:span text:style-name="T9">&lt;</text:span></text:span><text:span text:style-name="Source_20_Text"><text:span text:style-name="T13">style</text:span></text:span><text:span text:style-name="Source_20_Text"><text:span text:style-name="T9">&gt;</text:span></text:span></text:p>
      <text:p text:style-name="P4"><text:span text:style-name="Source_20_Text"><text:span text:style-name="T10"><text:s text:c="8"/></text:span></text:span><text:span text:style-name="Source_20_Text"><text:span text:style-name="T9">@</text:span></text:span><text:span text:style-name="Source_20_Text"><text:span text:style-name="T14">import</text:span></text:span><text:span text:style-name="Source_20_Text"><text:span text:style-name="T9"> </text:span></text:span><text:span text:style-name="Source_20_Text"><text:span text:style-name="T11">'css/import.css'</text:span></text:span><text:span text:style-name="Source_20_Text"><text:span text:style-name="T9">;</text:span></text:span></text:p>
      <text:p text:style-name="P7"><text:span text:style-name="Source_20_Text"><text:span text:style-name="T10"><text:s text:c="4"/></text:span></text:span><text:span text:style-name="Source_20_Text"><text:span text:style-name="T9">&lt;/</text:span></text:span><text:span text:style-name="Source_20_Text"><text:span text:style-name="T13">style</text:span></text:span><text:span text:style-name="Source_20_Text"><text:span text:style-name="T9">&gt;</text:span></text:span></text:p>
      <text:p text:style-name="P2"><text:span text:style-name="Emphasis"><text:span text:style-name="T5">import.css</text:span></text:span><text:span text:style-name="T5"> sería el nombre de nuestro fichero de estilos pudiendo ser el que nosotros queramos.</text:span></text:p>
      <text:p text:style-name="P1">Utilizar esta técnica me permite realizar cambios en el estilo de toda mi web únicamente tocando un fichero.</text:p>
      <text:p text:style-name="P1">Sin embargo hay un inconveniente. El rendimiento, ya que es bloqueante en algunos navegadores, y se para la descarga del resto de la página hasta que no se ha descargado la hoja de estilos.</text:p>
      <text:p text:style-name="P1">Por lo tanto hay que usar esta opción con cuidado.</text:p>
      <text:h text:style-name="P8" text:outline-level="3"/>
      <text:h text:style-name="P8" text:outline-level="3"><text:bookmark text:name="etiqueta-link"/>Etiqueta Link</text:h>
      <text:p text:style-name="P1">Es la opción que os recomiendo. Tendremos un único punto de cambio y a la vez no es bloqueante.</text:p>
      <text:p text:style-name="P1">Un ejemplo de uso de esta etiqueta, que se pone dentro de la cabecera, es:</text:p>
      <text:p text:style-name="P6"><text:span text:style-name="Source_20_Text"><text:span text:style-name="T10"><text:s text:c="4"/></text:span></text:span><text:span text:style-name="Source_20_Text"><text:span text:style-name="T9">&lt;link </text:span></text:span><text:span text:style-name="Source_20_Text"><text:span text:style-name="T11">href</text:span></text:span><text:span text:style-name="Source_20_Text"><text:span text:style-name="T9">=</text:span></text:span><text:span text:style-name="Source_20_Text"><text:span text:style-name="T11">"css/estilos.css"</text:span></text:span><text:span text:style-name="Source_20_Text"><text:span text:style-name="T9"> </text:span></text:span><text:span text:style-name="Source_20_Text"><text:span text:style-name="T11">rel</text:span></text:span><text:span text:style-name="Source_20_Text"><text:span text:style-name="T9">=</text:span></text:span><text:span text:style-name="Source_20_Text"><text:span text:style-name="T11">"stylesheet"</text:span></text:span><text:span text:style-name="Source_20_Text"><text:span text:style-name="T9"> </text:span></text:span><text:span text:style-name="Source_20_Text"><text:span text:style-name="T11">type</text:span></text:span><text:span text:style-name="Source_20_Text"><text:span text:style-name="T9">=</text:span></text:span><text:span text:style-name="Source_20_Text"><text:span text:style-name="T11">"text/css"</text:span></text:span><text:span text:style-name="Source_20_Text"><text:span text:style-name="T9"> /&gt;</text:span></text:span></text:p>
      <text:p text:style-name="P2"><text:span text:style-name="T5">Tiene tres atributos en los que indicamos qué </text:span><text:span text:style-name="T7">fichero</text:span><text:span text:style-name="T5"> quiero (</text:span><text:span text:style-name="Emphasis"><text:span text:style-name="T5">href</text:span></text:span><text:span text:style-name="T5">), qu</text:span><text:span text:style-name="T6">é</text:span><text:span text:style-name="T5"> </text:span><text:span text:style-name="T7">tipo de fichero</text:span><text:span text:style-name="T8"> </text:span><text:span text:style-name="T5">es (</text:span><text:span text:style-name="Emphasis"><text:span text:style-name="T5">type</text:span></text:span><text:span text:style-name="T5">) y </text:span><text:span text:style-name="T7">relación</text:span><text:span text:style-name="T5"> que existe entre el documento y el documento enlazado (</text:span><text:span text:style-name="Emphasis"><text:span text:style-name="T5">rel</text:span></text:span><text:span text:style-name="T5">)</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Helvetica Neue', Helvetica, Arial, sans-serif"/>
    <style:font-face style:name="Mangal1" svg:font-family="Mangal"/>
    <style:font-face style:name="SFMono-Regular" svg:font-family="SFMono-Regular, Menlo, Monaco, Consolas, 'Liberation Mono', 'Courier New', 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5.2$Windows_x86 LibreOffice_project/90f8dcf33c87b3705e78202e3df5142b201bd805</meta:generator>
    <dc:date>2020-05-06T23:24:02.190000000</dc:date>
    <meta:editing-duration>PT6M34S</meta:editing-duration>
    <meta:editing-cycles>1</meta:editing-cycles>
    <meta:document-statistic meta:table-count="0" meta:image-count="0" meta:object-count="0" meta:page-count="2" meta:paragraph-count="43" meta:word-count="404" meta:character-count="2446" meta:non-whitespace-character-count="2014"/>
  </office:meta>
</office:document-meta>
</file>